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5" style:family="paragraph" style:parent-style-name="Text_20_body">
      <style:text-properties fo:font-weight="normal" officeooo:rsid="0468c1d5" officeooo:paragraph-rsid="0468c1d5" style:font-weight-asian="normal" style:font-weight-complex="normal"/>
    </style:style>
    <style:style style:name="P6" style:family="paragraph" style:parent-style-name="Text_20_body">
      <style:text-properties officeooo:rsid="0439377d" officeooo:paragraph-rsid="042a8d29"/>
    </style:style>
    <style:style style:name="P7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P8" style:family="paragraph" style:parent-style-name="Text_20_body" style:list-style-name="L1">
      <style:text-properties officeooo:paragraph-rsid="042a8d29"/>
    </style:style>
    <style:style style:name="P9" style:family="paragraph" style:parent-style-name="Text_20_body" style:list-style-name="L1">
      <style:text-properties fo:font-weight="normal" officeooo:rsid="043c34da" officeooo:paragraph-rsid="042a8d29" style:font-weight-asian="normal" style:font-weight-complex="normal"/>
    </style:style>
    <style:style style:name="P10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11" style:family="paragraph" style:parent-style-name="Text_20_body">
      <style:text-properties fo:font-weight="normal" officeooo:rsid="046d7daf" officeooo:paragraph-rsid="046d7daf" style:font-weight-asian="normal" style:font-weight-complex="normal"/>
    </style:style>
    <style:style style:name="P12" style:family="paragraph" style:parent-style-name="Text_20_body" style:list-style-name="L1">
      <style:text-properties officeooo:rsid="043e3775" officeooo:paragraph-rsid="042a8d29"/>
    </style:style>
    <style:style style:name="P13" style:family="paragraph" style:parent-style-name="Text_20_body" style:list-style-name="L1">
      <style:text-properties officeooo:rsid="047097da" officeooo:paragraph-rsid="047097d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46d3db9"/>
    </style:style>
    <style:style style:name="T8" style:family="text">
      <style:text-properties officeooo:rsid="046ec9a2"/>
    </style:style>
    <style:style style:name="T9" style:family="text">
      <style:text-properties officeooo:rsid="0471a52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מטלה <text:span text:style-name="T7">7 - טיוטה</text:span></text:h>
      <text:p text:style-name="P4">כיתבו מערכת המאפשרת להריץ משחק איקס-עיגול בין שחקנים אוטומטיים. </text:p>
      <text:p text:style-name="P4">כיתבו שחקן אוטומטי שישחק במערכת זו.</text:p>
      <text:p text:style-name="P11">השתמשו במחלקה Board שכתבתם במטלה הקודמת<text:span text:style-name="T9">.</text:span> אפשר <text:span text:style-name="T8">להשתמש</text:span> באותו מאגר <text:span text:style-name="T8">ב</text:span>גיטהאב<text:span text:style-name="T9">.</text:span></text:p>
      <text:p text:style-name="P5">[המשך יבוא]</text:p>
      <text:p text:style-name="P6"><text:span text:style-name="T6">דגשים</text:span><text:span text:style-name="T1">: </text:span></text:p>
      <text:list xml:id="list8107065377380223682" text:style-name="L1">
        <text:list-item>
          <text:p text:style-name="P8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3"><text:span text:style-name="T2">י</text:span><text:span text:style-name="T1">ש להקפיד על כללי הנדסת תוכנה, ובפרט: קוד קריא, תיעוד ובדיקות-יחידה לכל המחלקות.</text:span></text:p>
        </text:list-item>
        <text:list-item>
          <text:p text:style-name="P9">מותר להשתמש בתכונות מתקדמות של שפת ++C גם אם עדיין לא נלמדו בהרצאות.</text:p>
        </text:list-item>
        <text:list-item>
          <text:p text:style-name="P12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למתרגל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25T12:47:10.241635701</dc:date>
    <meta:editing-duration>P7DT22H54M31S</meta:editing-duration>
    <meta:editing-cycles>1033</meta:editing-cycles>
    <meta:document-statistic meta:table-count="0" meta:image-count="0" meta:object-count="0" meta:page-count="1" meta:paragraph-count="12" meta:word-count="113" meta:character-count="614" meta:non-whitespace-character-count="515"/>
  </office:meta>
</office:document-meta>
</file>